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" style:family="paragraph" style:parent-style-name="Standard">
      <style:paragraph-properties style:line-height-at-least="0.503cm"/>
    </style:style>
    <style:style style:name="P4" style:family="paragraph" style:parent-style-name="Standard">
      <style:paragraph-properties fo:margin-left="0cm" fo:margin-right="0cm" style:line-height-at-least="0.503cm" fo:text-indent="0cm" style:auto-text-indent="false"/>
      <style:text-properties fo:color="#d4d4d4" loext:opacity="100%" fo:background-color="#1f1f1f"/>
    </style:style>
    <style:style style:name="T1" style:family="text">
      <style:text-properties fo:color="#808080" loext:opacity="100%"/>
    </style:style>
    <style:style style:name="T2" style:family="text">
      <style:text-properties fo:color="#4ec9b0" loext:opacity="100%"/>
    </style:style>
    <style:style style:name="T3" style:family="text">
      <style:text-properties fo:color="#9cdcfe" loext:opacity="100%"/>
    </style:style>
    <style:style style:name="T4" style:family="text">
      <style:text-properties fo:color="#d4d4d4" loext:opacity="100%"/>
    </style:style>
    <style:style style:name="T5" style:family="text">
      <style:text-properties fo:color="#ce9178" loext:opacity="100%"/>
    </style:style>
    <style:style style:name="T6" style:family="text">
      <style:text-properties fo:color="#569cd6" loext:opacity="100%"/>
    </style:style>
    <style:style style:name="T7" style:family="text">
      <style:text-properties fo:color="#b5cea8" loext:opacity="100%"/>
    </style:style>
    <style:style style:name="T8" style:family="text">
      <style:text-properties fo:color="#808080" loext:opacity="100%" style:font-name="Consolas" fo:font-size="10.5pt" fo:font-weight="normal"/>
    </style:style>
    <style:style style:name="T9" style:family="text">
      <style:text-properties fo:color="#4ec9b0" loext:opacity="100%" style:font-name="Consolas" fo:font-size="10.5pt" fo:font-weight="normal"/>
    </style:style>
    <style:style style:name="T10" style:family="text">
      <style:text-properties fo:color="#9cdcfe" loext:opacity="100%" style:font-name="Consolas" fo:font-size="10.5pt" fo:font-weight="normal"/>
    </style:style>
    <style:style style:name="T11" style:family="text">
      <style:text-properties fo:color="#d4d4d4" loext:opacity="100%" style:font-name="Consolas" fo:font-size="10.5pt" fo:font-weight="normal"/>
    </style:style>
    <style:style style:name="T12" style:family="text">
      <style:text-properties fo:color="#569cd6" loext:opacity="100%" style:font-name="Consolas" fo:font-size="10.5pt" fo:font-weight="normal"/>
    </style:style>
    <style:style style:name="T13" style:family="text">
      <style:text-properties fo:color="#4fc1ff" loext:opacity="100%" style:font-name="Consolas" fo:font-size="10.5pt" fo:font-weight="normal"/>
    </style:style>
    <style:style style:name="T14" style:family="text">
      <style:text-properties fo:color="#ce9178" loext:opacity="100%" style:font-name="Consolas" fo:font-size="10.5pt" fo:font-weight="normal"/>
    </style:style>
    <style:style style:name="T15" style:family="text">
      <style:text-properties fo:color="#b5cea8" loext:opacity="100%" style:font-name="Consolas" fo:font-size="10.5pt" fo:font-weight="normal"/>
    </style:style>
    <style:style style:name="T16" style:family="text">
      <style:text-properties style:font-name="Consolas" fo:font-size="10.5pt" fo:font-weight="normal"/>
    </style:style>
    <style:style style:name="T17" style:family="text">
      <style:text-properties fo:color="#6a9955" loext:opacity="100%" style:font-name="Consolas" fo:font-size="10.5pt" fo:font-weight="normal"/>
    </style:style>
    <style:style style:name="T18" style:family="text">
      <style:text-properties fo:color="#dcdcaa" loext:opacity="100%" style:font-name="Consolas" fo:font-size="10.5pt" fo:font-weight="normal"/>
    </style:style>
    <style:style style:name="T19" style:family="text">
      <style:text-properties fo:color="#c586c0" loext:opacity="100%" style:font-name="Consolas" fo:font-size="10.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&lt;</text:span><text:span text:style-name="T2">ResponsiveContainer</text:span> <text:span text:style-name="T3">width</text:span><text:span text:style-name="T4">=</text:span><text:span text:style-name="T5">"100%"</text:span> <text:span text:style-name="T3">height</text:span><text:span text:style-name="T4">=</text:span><text:span text:style-name="T6">{</text:span><text:span text:style-name="T7">260</text:span><text:span text:style-name="T6">}</text:span><text:span text:style-name="T1">&gt;</text:span></text:p>
      <text:p text:style-name="P2">              <text:span text:style-name="T8">&lt;</text:span><text:span text:style-name="T9">PieChart</text:span><text:span text:style-name="T8">&gt;</text:span></text:p>
      <text:p text:style-name="P2">                <text:span text:style-name="T8">&lt;</text:span><text:span text:style-name="T9">Pie</text:span></text:p>
      <text:p text:style-name="P2">                  <text:span text:style-name="T10">data</text:span><text:span text:style-name="T11">=</text:span><text:span text:style-name="T12">{</text:span><text:span text:style-name="T13">tortaIngresosEgresos</text:span><text:span text:style-name="T12">}</text:span></text:p>
      <text:p text:style-name="P2">                  <text:span text:style-name="T10">dataKey</text:span><text:span text:style-name="T11">=</text:span><text:span text:style-name="T14">"value"</text:span></text:p>
      <text:p text:style-name="P2">                  <text:span text:style-name="T10">nameKey</text:span><text:span text:style-name="T11">=</text:span><text:span text:style-name="T14">"name"</text:span></text:p>
      <text:p text:style-name="P2">                  <text:span text:style-name="T10">cx</text:span><text:span text:style-name="T11">=</text:span><text:span text:style-name="T14">"50%"</text:span></text:p>
      <text:p text:style-name="P2">                  <text:span text:style-name="T10">cy</text:span><text:span text:style-name="T11">=</text:span><text:span text:style-name="T14">"50%"</text:span></text:p>
      <text:p text:style-name="P2">                  <text:span text:style-name="T10">outerRadius</text:span><text:span text:style-name="T11">=</text:span><text:span text:style-name="T12">{</text:span><text:span text:style-name="T15">85</text:span><text:span text:style-name="T12">}</text:span></text:p>
      <text:p text:style-name="P2">                  <text:span text:style-name="T10">labelLine</text:span><text:span text:style-name="T11">=</text:span><text:span text:style-name="T12">{false}</text:span><text:span text:style-name="T16"> </text:span><text:span text:style-name="T17">// 👈 ahora NO dibuja las rayitas</text:span></text:p>
      <text:p text:style-name="P2">                  <text:span text:style-name="T10">label</text:span><text:span text:style-name="T11">=</text:span><text:span text:style-name="T12">{</text:span><text:span text:style-name="T11">({ </text:span><text:span text:style-name="T10">cx</text:span><text:span text:style-name="T11">, </text:span><text:span text:style-name="T10">cy</text:span><text:span text:style-name="T11">, </text:span><text:span text:style-name="T10">midAngle</text:span><text:span text:style-name="T11">, </text:span><text:span text:style-name="T10">outerRadius</text:span><text:span text:style-name="T11">, </text:span><text:span text:style-name="T10">value</text:span><text:span text:style-name="T11">, </text:span><text:span text:style-name="T10">name</text:span><text:span text:style-name="T11"> }) </text:span><text:span text:style-name="T12">=&gt;</text:span><text:span text:style-name="T11"> {</text:span></text:p>
      <text:p text:style-name="P2"><text:span text:style-name="T4">                    </text:span><text:span text:style-name="T12">const</text:span><text:span text:style-name="T11"> </text:span><text:span text:style-name="T13">RADIAN</text:span><text:span text:style-name="T11"> = </text:span><text:span text:style-name="T10">Math</text:span><text:span text:style-name="T11">.</text:span><text:span text:style-name="T13">PI</text:span><text:span text:style-name="T11"> / </text:span><text:span text:style-name="T15">180</text:span><text:span text:style-name="T11">;</text:span></text:p>
      <text:p text:style-name="P2"><text:span text:style-name="T4">                    </text:span><text:span text:style-name="T12">const</text:span><text:span text:style-name="T11"> </text:span><text:span text:style-name="T13">x</text:span><text:span text:style-name="T11"> = </text:span><text:span text:style-name="T10">cx</text:span><text:span text:style-name="T11"> + (</text:span><text:span text:style-name="T10">outerRadius</text:span><text:span text:style-name="T11"> + </text:span><text:span text:style-name="T15">30</text:span><text:span text:style-name="T11">) * </text:span><text:span text:style-name="T10">Math</text:span><text:span text:style-name="T11">.</text:span><text:span text:style-name="T18">cos</text:span><text:span text:style-name="T11">(-</text:span><text:span text:style-name="T10">midAngle</text:span><text:span text:style-name="T11"> * </text:span><text:span text:style-name="T13">RADIAN</text:span><text:span text:style-name="T11">);</text:span></text:p>
      <text:p text:style-name="P2"><text:span text:style-name="T4">                    </text:span><text:span text:style-name="T12">const</text:span><text:span text:style-name="T11"> </text:span><text:span text:style-name="T13">y</text:span><text:span text:style-name="T11"> = </text:span><text:span text:style-name="T10">cy</text:span><text:span text:style-name="T11"> + (</text:span><text:span text:style-name="T10">outerRadius</text:span><text:span text:style-name="T11"> + </text:span><text:span text:style-name="T15">30</text:span><text:span text:style-name="T11">) * </text:span><text:span text:style-name="T10">Math</text:span><text:span text:style-name="T11">.</text:span><text:span text:style-name="T18">sin</text:span><text:span text:style-name="T11">(-</text:span><text:span text:style-name="T10">midAngle</text:span><text:span text:style-name="T11"> * </text:span><text:span text:style-name="T13">RADIAN</text:span><text:span text:style-name="T11">);</text:span></text:p>
      <text:p text:style-name="P3"/>
      <text:p text:style-name="P2"><text:span text:style-name="T4">                    </text:span><text:span text:style-name="T19">return</text:span><text:span text:style-name="T11"> (</text:span></text:p>
      <text:p text:style-name="P2"><text:span text:style-name="T4">                      </text:span><text:span text:style-name="T8">&lt;</text:span><text:span text:style-name="T12">text</text:span></text:p>
      <text:p text:style-name="P2"><text:span text:style-name="T4">                        </text:span><text:span text:style-name="T10">x</text:span><text:span text:style-name="T11">=</text:span><text:span text:style-name="T12">{</text:span><text:span text:style-name="T13">x</text:span><text:span text:style-name="T12">}</text:span></text:p>
      <text:p text:style-name="P2"><text:span text:style-name="T4">                        </text:span><text:span text:style-name="T10">y</text:span><text:span text:style-name="T11">=</text:span><text:span text:style-name="T12">{</text:span><text:span text:style-name="T13">y</text:span><text:span text:style-name="T12">}</text:span></text:p>
      <text:p text:style-name="P2"><text:span text:style-name="T4">                        </text:span><text:span text:style-name="T10">fill</text:span><text:span text:style-name="T11">=</text:span><text:span text:style-name="T14">"#fff"</text:span></text:p>
      <text:p text:style-name="P2"><text:span text:style-name="T4">                        </text:span><text:span text:style-name="T10">textAnchor</text:span><text:span text:style-name="T11">=</text:span><text:span text:style-name="T12">{</text:span><text:span text:style-name="T13">x</text:span><text:span text:style-name="T11"> &gt; </text:span><text:span text:style-name="T10">cx</text:span><text:span text:style-name="T11"> ? </text:span><text:span text:style-name="T14">"start"</text:span><text:span text:style-name="T11"> : </text:span><text:span text:style-name="T14">"end"</text:span><text:span text:style-name="T12">}</text:span></text:p>
      <text:p text:style-name="P2"><text:span text:style-name="T4">                        </text:span><text:span text:style-name="T10">dominantBaseline</text:span><text:span text:style-name="T11">=</text:span><text:span text:style-name="T14">"central"</text:span></text:p>
      <text:p text:style-name="P2"><text:span text:style-name="T4">                        </text:span><text:span text:style-name="T10">fontSize</text:span><text:span text:style-name="T11">=</text:span><text:span text:style-name="T12">{</text:span><text:span text:style-name="T15">13</text:span><text:span text:style-name="T12">}</text:span></text:p>
      <text:p text:style-name="P2"><text:span text:style-name="T4">                      </text:span><text:span text:style-name="T8">&gt;</text:span></text:p>
      <text:p text:style-name="P2"><text:span text:style-name="T4">                        </text:span><text:span text:style-name="T8">&lt;</text:span><text:span text:style-name="T12">tspan</text:span><text:span text:style-name="T11"> </text:span><text:span text:style-name="T10">fontWeight</text:span><text:span text:style-name="T11">=</text:span><text:span text:style-name="T14">"bold"</text:span><text:span text:style-name="T8">&gt;</text:span><text:span text:style-name="T12">{</text:span><text:span text:style-name="T10">name</text:span><text:span text:style-name="T12">}</text:span><text:span text:style-name="T11">:</text:span><text:span text:style-name="T8">&lt;/</text:span><text:span text:style-name="T12">tspan</text:span><text:span text:style-name="T8">&gt;</text:span></text:p>
      <text:p text:style-name="P2"><text:span text:style-name="T4">                        </text:span><text:span text:style-name="T8">&lt;</text:span><text:span text:style-name="T12">tspan</text:span><text:span text:style-name="T11"> </text:span><text:span text:style-name="T10">dx</text:span><text:span text:style-name="T11">=</text:span><text:span text:style-name="T14">"4"</text:span><text:span text:style-name="T11"> </text:span><text:span text:style-name="T10">fontWeight</text:span><text:span text:style-name="T11">=</text:span><text:span text:style-name="T14">"normal"</text:span><text:span text:style-name="T8">&gt;</text:span><text:span text:style-name="T11">$</text:span><text:span text:style-name="T12">{</text:span><text:span text:style-name="T10">value</text:span><text:span text:style-name="T12">}</text:span><text:span text:style-name="T8">&lt;/</text:span><text:span text:style-name="T12">tspan</text:span><text:span text:style-name="T8">&gt;</text:span></text:p>
      <text:p text:style-name="P2"><text:span text:style-name="T4">                      </text:span><text:span text:style-name="T8">&lt;/</text:span><text:span text:style-name="T12">text</text:span><text:span text:style-name="T8">&gt;</text:span></text:p>
      <text:p text:style-name="P4">                    <text:span text:style-name="T16">);</text:span></text:p>
      <text:p text:style-name="P2"><text:span text:style-name="T4">                  </text:span><text:span text:style-name="T11">}</text:span><text:span text:style-name="T12">}</text:span></text:p>
      <text:p text:style-name="P2">                <text:span text:style-name="T8">&gt;</text:span></text:p>
      <text:p text:style-name="P2">                  <text:span text:style-name="T12">{</text:span><text:span text:style-name="T13">tortaIngresosEgresos</text:span><text:span text:style-name="T11">.</text:span><text:span text:style-name="T18">map</text:span><text:span text:style-name="T11">((</text:span><text:span text:style-name="T10">_</text:span><text:span text:style-name="T11">, </text:span><text:span text:style-name="T10">i</text:span><text:span text:style-name="T11">) </text:span><text:span text:style-name="T12">=&gt;</text:span><text:span text:style-name="T11"> (</text:span></text:p>
      <text:p text:style-name="P2"><text:span text:style-name="T4">                    </text:span><text:span text:style-name="T8">&lt;</text:span><text:span text:style-name="T9">Cell</text:span></text:p>
      <text:p text:style-name="P2"><text:span text:style-name="T4">                      </text:span><text:span text:style-name="T10">key</text:span><text:span text:style-name="T11">=</text:span><text:span text:style-name="T12">{</text:span><text:span text:style-name="T14">`cell-ie-</text:span><text:span text:style-name="T12">${</text:span><text:span text:style-name="T10">i</text:span><text:span text:style-name="T12">}</text:span><text:span text:style-name="T14">`</text:span><text:span text:style-name="T12">}</text:span></text:p>
      <text:p text:style-name="P2"><text:span text:style-name="T4">                      </text:span><text:span text:style-name="T10">fill</text:span><text:span text:style-name="T11">=</text:span><text:span text:style-name="T12">{</text:span><text:span text:style-name="T13">colores</text:span><text:span text:style-name="T11">[</text:span><text:span text:style-name="T10">i</text:span><text:span text:style-name="T11"> % </text:span><text:span text:style-name="T13">colores</text:span><text:span text:style-name="T11">.</text:span><text:span text:style-name="T10">length</text:span><text:span text:style-name="T11">]</text:span><text:span text:style-name="T12">}</text:span></text:p>
      <text:p text:style-name="P2"><text:span text:style-name="T4">                    </text:span><text:span text:style-name="T8">/&gt;</text:span></text:p>
      <text:p text:style-name="P2"><text:span text:style-name="T4">                  </text:span><text:span text:style-name="T11">))</text:span><text:span text:style-name="T12">}</text:span></text:p>
      <text:p text:style-name="P2">                <text:span text:style-name="T8">&lt;/</text:span><text:span text:style-name="T9">Pie</text:span><text:span text:style-name="T8">&gt;</text:span></text:p>
      <text:p text:style-name="P2">                <text:span text:style-name="T8">&lt;</text:span><text:span text:style-name="T9">Tooltip</text:span><text:span text:style-name="T16"> </text:span><text:span text:style-name="T10">formatter</text:span><text:span text:style-name="T11">=</text:span><text:span text:style-name="T12">{</text:span><text:span text:style-name="T11">(</text:span><text:span text:style-name="T10">value</text:span><text:span text:style-name="T11">) </text:span><text:span text:style-name="T12">=&gt;</text:span><text:span text:style-name="T11"> </text:span><text:span text:style-name="T14">`$</text:span><text:span text:style-name="T12">${</text:span><text:span text:style-name="T10">value</text:span><text:span text:style-name="T12">}</text:span><text:span text:style-name="T14">`</text:span><text:span text:style-name="T12">}</text:span><text:span text:style-name="T16"> </text:span><text:span text:style-name="T8">/&gt;</text:span></text:p>
      <text:p text:style-name="P2">                <text:span text:style-name="T8">&lt;</text:span><text:span text:style-name="T9">Legend</text:span></text:p>
      <text:p text:style-name="P2">                  <text:span text:style-name="T10">layout</text:span><text:span text:style-name="T11">=</text:span><text:span text:style-name="T14">"horizontal"</text:span></text:p>
      <text:p text:style-name="P2">                  <text:span text:style-name="T10">verticalAlign</text:span><text:span text:style-name="T11">=</text:span><text:span text:style-name="T14">"bottom"</text:span></text:p>
      <text:p text:style-name="P2">                  <text:span text:style-name="T10">align</text:span><text:span text:style-name="T11">=</text:span><text:span text:style-name="T14">"center"</text:span></text:p>
      <text:p text:style-name="P2">                  <text:span text:style-name="T10">height</text:span><text:span text:style-name="T11">=</text:span><text:span text:style-name="T12">{</text:span><text:span text:style-name="T15">50</text:span><text:span text:style-name="T12">}</text:span></text:p>
      <text:p text:style-name="P2">                <text:span text:style-name="T8">/&gt;</text:span></text:p>
      <text:p text:style-name="P2">              <text:span text:style-name="T8">&lt;/</text:span><text:span text:style-name="T9">PieChart</text:span><text:span text:style-name="T8">&gt;</text:span></text:p>
      <text:p text:style-name="P2">            <text:span text:style-name="T8">&lt;/</text:span><text:span text:style-name="T9">ResponsiveContainer</text:span><text:span text:style-name="T8">&gt;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4T22:35:49.243500100</meta:creation-date>
    <dc:date>2025-08-24T22:35:58.214450300</dc:date>
    <meta:editing-duration>PT10S</meta:editing-duration>
    <meta:editing-cycles>1</meta:editing-cycles>
    <meta:generator>LibreOffice/25.2.5.2$Windows_X86_64 LibreOffice_project/03d19516eb2e1dd5d4ccd751a0d6f35f35e08022</meta:generator>
    <meta:document-statistic meta:table-count="0" meta:image-count="0" meta:object-count="0" meta:page-count="1" meta:paragraph-count="45" meta:word-count="109" meta:character-count="1740" meta:non-whitespace-character-count="828"/>
  </office:meta>
</office:document-meta>
</file>